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357" officeooo:paragraph-rsid="00157357"/>
    </style:style>
    <style:style style:name="P2" style:family="paragraph" style:parent-style-name="Standard">
      <style:paragraph-properties fo:text-align="center" style:justify-single-word="false"/>
      <style:text-properties fo:font-size="15pt" officeooo:rsid="00157357" officeooo:paragraph-rsid="00157357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67514" officeooo:paragraph-rsid="00167514" style:font-size-asian="15pt" style:font-size-complex="15pt"/>
    </style:style>
    <style:style style:name="P4" style:family="paragraph" style:parent-style-name="Standard">
      <style:text-properties officeooo:rsid="00157357" officeooo:paragraph-rsid="001928c5"/>
    </style:style>
    <style:style style:name="P5" style:family="paragraph" style:parent-style-name="Standard">
      <style:text-properties officeooo:rsid="00157357" officeooo:paragraph-rsid="001a1fd8"/>
    </style:style>
    <style:style style:name="T1" style:family="text">
      <style:text-properties officeooo:rsid="0015ab09"/>
    </style:style>
    <style:style style:name="T2" style:family="text">
      <style:text-properties officeooo:rsid="001928c5"/>
    </style:style>
    <style:style style:name="T3" style:family="text">
      <style:text-properties officeooo:rsid="001a1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Тема “ Розробка статистичної моделі прогнозування цін на ринку нерухомості”</text:p>
      <text:p text:style-name="P2">Зміст</text:p>
      <text:p text:style-name="P1">ПЕРЕЛІК ПРИЙНЯТИХ ПОЗНАЧЕНЬ ТА СКОРОЧЕНЬ </text:p>
      <text:p text:style-name="P1">ВСТУП</text:p>
      <text:p text:style-name="P1">РОЗДІЛ 1 <text:span text:style-name="T2">АНАЛІЗ СУЧАСНИХ ПІДХОДІВ ТА ПРОЕКТНИХ РІШЕНЬ ПРИ СТВОРЕННІ МОДЕЛІ ПРОГНОЗУВАННЯ</text:span></text:p>
      <text:p text:style-name="P4">1.1 <text:span text:style-name="T2">Огляд аналогічних моделей</text:span></text:p>
      <text:p text:style-name="P4">1.2 <text:span text:style-name="T2">Основи архітектури моделі</text:span></text:p>
      <text:p text:style-name="P4">1.3 <text:span text:style-name="T2">Постановка задачі на дипломне проектування</text:span></text:p>
      <text:p text:style-name="P1">РОЗДІЛ 2 <text:span text:style-name="T2">ВИБІР ТЕХНОЛОГІЙ, ПІДКЛЮЧЕННЯ БІБЛІОТЕК ТА ОГЛЯД ДАНИХ</text:span></text:p>
      <text:p text:style-name="P5">2.1 <text:span text:style-name="T3">Вибір технологій </text:span></text:p>
      <text:p text:style-name="P5">2.2 Бібліотеки аналізу даних </text:p>
      <text:p text:style-name="P5">2.3 Обробка, очистка та інтеграція даних</text:p>
      <text:p text:style-name="P4">РОЗДІЛ 3 РОЗРОБКА СТАТИСТИЧНОЇ МОДЕЛІ ПРОГНОЗУВАННЯ </text:p>
      <text:p text:style-name="P5">3.1 <text:span text:style-name="T1">Кореляція</text:span> даних</text:p>
      <text:p text:style-name="P5"><text:span text:style-name="T3">3.2 </text:span>Лінійна регресія</text:p>
      <text:p text:style-name="P5"><text:span text:style-name="T3">3.3 <text:s/></text:span>3D – візуалізація з Axes3D</text:p>
      <text:p text:style-name="P5"><text:span text:style-name="T3">3.4 </text:span>Локалізація даних з Folium</text:p>
      <text:p text:style-name="P5"><text:span text:style-name="T3">3.5 </text:span>Кластеризація даних</text:p>
      <text:p text:style-name="P1">3.<text:span text:style-name="T3">6</text:span> Прогнозування реальних даних</text:p>
      <text:p text:style-name="P1">ВИСНОВКИ</text:p>
      <text:p text:style-name="P1">ПЕРЕЛІК ВИКОРИСТАНОЇ ЛІТЕРАТУР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50:26.040384515</meta:creation-date>
    <dc:date>2020-02-04T18:32:34.051222493</dc:date>
    <meta:editing-duration>PT1H36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98" meta:character-count="717" meta:non-whitespace-character-count="634"/>
  </office:meta>
</office:document-meta>
</file>